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Garamond" svg:font-family="Garamond"/>
    <style:font-face style:name="Helvetica" svg:font-family="Helvetica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2.5in" style:leader-style="solid" style:leader-text="_"/>
          <style:tab-stop style:position="3in"/>
          <style:tab-stop style:position="4in" style:leader-style="solid" style:leader-text="_"/>
        </style:tab-stops>
      </style:paragraph-properties>
    </style:style>
    <style:style style:name="T1" style:family="text">
      <style:text-properties style:text-position="super 58%"/>
    </style:style>
    <style:style style:name="T2" style:family="text">
      <style:text-properties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ebruary 19<text:span text:style-name="T1">th</text:span>, 2010</text:p>
      <text:p text:style-name="Standard"/>
      <text:p text:style-name="Standard">We hereby grant grant a waiver to anyone who would like to create a faithful translation of the texts <text:span text:style-name="T2">Starting with Lift</text:span> or <text:span text:style-name="T2">Exploring Lift</text:span>, provided the resulting work is also licensed under the same terms as the original work.</text:p>
      <text:p text:style-name="Standard"/>
      <text:p text:style-name="P1"><text:tab/><text:tab/><text:tab/></text:p>
      <text:p text:style-name="P1">Derek Chen-Becker</text:p>
      <text:p text:style-name="P1"/>
      <text:p text:style-name="P1"/>
      <text:p text:style-name="P1"><text:tab/><text:tab/><text:tab/></text:p>
      <text:p text:style-name="P1">Marius Danciu</text:p>
      <text:p text:style-name="P1"/>
      <text:p text:style-name="P1"/>
      <text:p text:style-name="P1"><text:tab/><text:tab/><text:tab/></text:p>
      <text:p text:style-name="P1">David Pollak</text:p>
      <text:p text:style-name="P1"/>
      <text:p text:style-name="P1"/>
      <text:p text:style-name="P1"><text:tab/><text:tab/><text:tab/></text:p>
      <text:p text:style-name="P1">Tyler Wi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Garamond" svg:font-family="Garamond"/>
    <style:font-face style:name="Helvetica" svg:font-family="Helvetica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Garamond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Garamond"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Garamond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aramond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erek Chen-Becker</meta:initial-creator>
    <meta:creation-date>2010-02-19T11:10:23</meta:creation-date>
    <meta:document-statistic meta:table-count="0" meta:image-count="0" meta:object-count="0" meta:page-count="1" meta:paragraph-count="10" meta:word-count="51" meta:character-count="310"/>
    <dc:date>2010-02-19T11:17:35</dc:date>
    <dc:creator>Derek Chen-Becker</dc:creator>
    <meta:editing-duration>PT00H07M13S</meta:editing-duration>
    <meta:editing-cycles>1</meta:editing-cycles>
    <meta:generator>OpenOffice.org/3.1$Unix OpenOffice.org_project/310m19$Build-9420</meta:generator>
  </office:meta>
</office:document-meta>
</file>